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3232" calcext:value-type="float">
            <text:p>92.1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9328" calcext:value-type="float">
            <text:p>92.1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0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200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